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1.1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1.55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3.3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88cm"/>
    </style:style>
    <style:style style:name="gr6" style:family="graphic" style:parent-style-name="standard">
      <style:graphic-properties svg:stroke-color="#729fcf" draw:fill-color="#ffffff" draw:textarea-horizontal-align="justify" draw:textarea-vertical-align="middle" draw:auto-grow-height="false" fo:min-height="1.004cm" fo:min-width="3.5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83cm"/>
    </style:style>
    <style:style style:name="gr9" style:family="graphic" style:parent-style-name="standard">
      <style:graphic-properties svg:stroke-color="#000000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7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2.081cm"/>
    </style:style>
    <style:style style:name="gr12" style:family="graphic" style:parent-style-name="standard">
      <style:graphic-properties svg:stroke-color="#729fcf" draw:fill-color="#ffffff" draw:textarea-horizontal-align="justify" draw:textarea-vertical-align="middle" draw:auto-grow-height="false" fo:min-height="1.004cm" fo:min-width="5.9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5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1.42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2.4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</style:style>
    <style:style style:name="gr19" style:family="graphic" style:parent-style-name="standard">
      <style:graphic-properties svg:stroke-color="#808080" draw:fill="none" draw:textarea-horizontal-align="justify" draw:textarea-vertical-align="middle" draw:auto-grow-height="false" fo:min-height="2.544cm" fo:min-width="12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/>
    </style:style>
    <style:style style:name="gr22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2.4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67cm"/>
    </style:style>
    <style:style style:name="gr2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.1000003814697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e181e"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ffffff"/>
      <style:paragraph-properties fo:text-align="center"/>
      <style:text-properties fo:color="#729fc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13" style:family="paragraph">
      <loext:graphic-properties draw:fill-color="#ffffff" draw:opacity="0%"/>
      <style:paragraph-properties fo:margin-left="1.27cm" fo:margin-right="0cm" fo:text-align="center" fo:text-indent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ce181e"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80808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3cm" svg:height="0.757cm" svg:x="13.614cm" svg:y="2.707cm">
          <text:p text:style-name="P1"><text:span text:style-name="T1">SAL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52cm" svg:height="0.757cm" svg:x="21.985cm" svg:y="2.707cm">
          <text:p text:style-name="P1"><text:span text:style-name="T1">PV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851cm" svg:height="0.757cm" svg:x="15.234cm" svg:y="2.707cm">
          <text:p text:style-name="P1"><text:span text:style-name="T1">ED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17cm" svg:height="0.711cm" svg:x="13.921cm" svg:y="2.186cm">
          <draw:text-box>
            <text:p><text:span text:style-name="T2">32b</text:span></text:p>
          </draw:text-box>
        </draw:frame>
        <draw:frame draw:style-name="gr5" draw:text-style-name="P4" draw:layer="layout" svg:width="1.38cm" svg:height="0.711cm" svg:x="16.522cm" svg:y="2.187cm">
          <draw:text-box>
            <text:p><text:span text:style-name="T2">256b</text:span></text:p>
          </draw:text-box>
        </draw:frame>
        <draw:frame draw:style-name="gr4" draw:text-style-name="P4" draw:layer="layout" svg:width="1.17cm" svg:height="0.711cm" svg:x="22.439cm" svg:y="2.189cm">
          <draw:text-box>
            <text:p><text:span text:style-name="T2">64b</text:span></text:p>
          </draw:text-box>
        </draw:frame>
        <draw:custom-shape draw:style-name="gr6" draw:text-style-name="P5" xml:id="id2" draw:id="id2" draw:layer="layout" svg:width="4.064cm" svg:height="1.254cm" svg:x="4.713cm" svg:y="5.85cm">
          <text:p text:style-name="P1"><text:span text:style-name="T3">PBKDF2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3.429cm" svg:y1="6.515cm" svg:x2="4.699cm" svg:y2="6.515cm">
          <text:p/>
        </draw:line>
        <draw:frame draw:style-name="gr8" draw:text-style-name="P7" draw:layer="layout" svg:width="1.383cm" svg:height="0.839cm" svg:x="2.105cm" svg:y="6.115cm">
          <draw:text-box>
            <text:p><text:span text:style-name="T4">PIN</text:span></text:p>
          </draw:text-box>
        </draw:frame>
        <draw:connector draw:style-name="gr9" draw:text-style-name="P1" draw:layer="layout" svg:x1="14.429cm" svg:y1="3.464cm" svg:x2="6.745cm" svg:y2="5.85cm" draw:start-shape="id1" draw:start-glue-point="2" draw:end-shape="id2" draw:end-glue-point="0" svg:d="M14429 3464v1193h-7684v1193" svg:viewBox="0 0 7685 2387">
          <text:p/>
        </draw:connector>
        <draw:frame draw:style-name="gr10" draw:text-style-name="P3" draw:layer="layout" svg:width="3.177cm" svg:height="0.683cm" svg:x="9.474cm" svg:y="4.075cm">
          <draw:text-box>
            <text:p><text:span text:style-name="T5">+ hardware salt</text:span></text:p>
          </draw:text-box>
        </draw:frame>
        <draw:custom-shape draw:style-name="gr11" draw:text-style-name="P8" xml:id="id5" draw:id="id5" draw:layer="layout" svg:width="2.581cm" svg:height="0.757cm" svg:x="14.485cm" svg:y="6.107cm">
          <text:p text:style-name="P1"><text:span text:style-name="T1">KEIV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3" draw:id="id3" draw:layer="layout" svg:width="3.851cm" svg:height="0.757cm" svg:x="10.634cm" svg:y="6.107cm">
          <text:p text:style-name="P1"><text:span text:style-name="T1">KEK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8cm" svg:height="0.711cm" svg:x="11.922cm" svg:y="5.587cm">
          <draw:text-box>
            <text:p><text:span text:style-name="T2">256b</text:span></text:p>
          </draw:text-box>
        </draw:frame>
        <draw:frame draw:style-name="gr4" draw:text-style-name="P3" draw:layer="layout" svg:width="1.17cm" svg:height="0.711cm" svg:x="15.239cm" svg:y="5.589cm">
          <draw:text-box>
            <text:p><text:span text:style-name="T2">96b</text:span></text:p>
          </draw:text-box>
        </draw:frame>
        <draw:line draw:style-name="gr7" draw:text-style-name="P6" draw:layer="layout" svg:x1="8.763cm" svg:y1="6.477cm" svg:x2="10.668cm" svg:y2="6.477cm">
          <text:p/>
        </draw:line>
        <draw:custom-shape draw:style-name="gr12" draw:text-style-name="P9" xml:id="id8" draw:id="id8" draw:layer="layout" svg:width="6.433cm" svg:height="1.254cm" svg:x="18.713cm" svg:y="8.25cm">
          <text:p text:style-name="P1"><text:span text:style-name="T3">ChaCha20Poly1305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2.559cm" svg:y1="6.864cm" svg:x2="18.715cm" svg:y2="9.068cm" draw:start-shape="id3" draw:start-glue-point="2" draw:end-shape="id4" draw:end-glue-point="3" svg:d="M12559 6864v2204h6156" svg:viewBox="0 0 6157 2205">
          <text:p/>
        </draw:connector>
        <draw:connector draw:style-name="gr9" draw:text-style-name="P1" draw:layer="layout" svg:x1="15.775cm" svg:y1="6.864cm" svg:x2="18.715cm" svg:y2="8.668cm" draw:start-shape="id5" draw:start-glue-point="2" draw:end-shape="id6" draw:end-glue-point="3" svg:d="M15775 6864v1804h2940" svg:viewBox="0 0 2941 1805">
          <text:p/>
        </draw:connector>
        <draw:connector draw:style-name="gr9" draw:text-style-name="P1" draw:layer="layout" draw:line-skew="-0.65cm" svg:x1="17.159cm" svg:y1="3.464cm" svg:x2="21.929cm" svg:y2="8.25cm" draw:start-shape="id7" draw:start-glue-point="2" draw:end-shape="id8" svg:d="M17159 3464v1743h4770v3043" svg:viewBox="0 0 4771 4787">
          <text:p/>
        </draw:connector>
        <draw:frame draw:style-name="gr13" draw:text-style-name="P10" draw:layer="layout" svg:width="0.756cm" svg:height="0.645cm" svg:x="17.607cm" svg:y="8.131cm">
          <draw:text-box>
            <text:p><text:span text:style-name="T2">iv</text:span></text:p>
          </draw:text-box>
        </draw:frame>
        <draw:frame draw:style-name="gr14" draw:text-style-name="P11" draw:layer="layout" svg:width="1.459cm" svg:height="1.039cm" svg:x="20.501cm" svg:y="7.22cm">
          <draw:text-box>
            <text:p text:style-name="P1"><text:span text:style-name="T2">cipher</text:span></text:p>
            <text:p text:style-name="P1"><text:span text:style-name="T2">text</text:span></text:p>
          </draw:text-box>
        </draw:frame>
        <draw:custom-shape draw:style-name="gr15" draw:text-style-name="P2" xml:id="id10" draw:id="id10" draw:layer="layout" svg:width="1.927cm" svg:height="0.757cm" svg:x="22.884cm" svg:y="12.008cm">
          <text:p text:style-name="P1"><text:span text:style-name="T1">PVC’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1" draw:id="id11" draw:layer="layout" svg:width="2.945cm" svg:height="0.757cm" svg:x="19.939cm" svg:y="12.008cm">
          <text:p text:style-name="P1"><text:span text:style-name="T1">SAK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8cm" svg:height="0.711cm" svg:x="20.821cm" svg:y="12.688cm">
          <draw:text-box>
            <text:p><text:span text:style-name="T2">128b</text:span></text:p>
          </draw:text-box>
        </draw:frame>
        <draw:frame draw:style-name="gr4" draw:text-style-name="P4" draw:layer="layout" svg:width="1.17cm" svg:height="0.711cm" svg:x="23.338cm" svg:y="12.69cm">
          <draw:text-box>
            <text:p><text:span text:style-name="T2">64b</text:span></text:p>
          </draw:text-box>
        </draw:frame>
        <draw:connector draw:style-name="gr9" draw:text-style-name="P1" draw:layer="layout" svg:x1="21.929cm" svg:y1="9.504cm" svg:x2="18.058cm" svg:y2="12.008cm" draw:start-shape="id8" draw:start-glue-point="2" draw:end-shape="id9" svg:d="M21929 9504v1252h-3871v1252" svg:viewBox="0 0 3872 2505">
          <text:p/>
        </draw:connector>
        <draw:connector draw:style-name="gr9" draw:text-style-name="P1" draw:layer="layout" svg:x1="21.929cm" svg:y1="9.504cm" svg:x2="23.847cm" svg:y2="12.008cm" draw:start-shape="id8" draw:start-glue-point="2" draw:end-shape="id10" draw:end-glue-point="0" svg:d="M21929 9504v1252h1918v1252" svg:viewBox="0 0 1919 2505">
          <text:p/>
        </draw:connector>
        <draw:frame draw:style-name="gr17" draw:text-style-name="P10" draw:layer="layout" svg:width="3.017cm" svg:height="0.645cm" svg:x="21.914cm" svg:y="10.233cm">
          <draw:text-box>
            <text:p><text:span text:style-name="T2">first 64b of MAC</text:span></text:p>
          </draw:text-box>
        </draw:frame>
        <draw:frame draw:style-name="gr18" draw:text-style-name="P11" draw:layer="layout" svg:width="1.903cm" svg:height="0.645cm" svg:x="20.015cm" svg:y="10.234cm">
          <draw:text-box>
            <text:p text:style-name="P1"><text:span text:style-name="T2">plain text</text:span></text:p>
          </draw:text-box>
        </draw:frame>
        <draw:custom-shape draw:style-name="gr19" draw:text-style-name="P6" draw:layer="layout" svg:width="12.8cm" svg:height="2.794cm" svg:x="12.7cm" svg:y="1.478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2cm" svg:height="0.763cm" svg:x="24.022cm" svg:y="1.359cm">
          <draw:text-box>
            <text:p><text:span text:style-name="T6">Flash</text:span></text:p>
          </draw:text-box>
        </draw:frame>
        <draw:frame draw:style-name="gr21" draw:text-style-name="P10" draw:layer="layout" svg:width="1.052cm" svg:height="0.645cm" svg:x="17.427cm" svg:y="9.064cm">
          <draw:text-box>
            <text:p><text:span text:style-name="T2">key</text:span></text:p>
          </draw:text-box>
        </draw:frame>
        <draw:custom-shape draw:style-name="gr22" draw:text-style-name="P13" xml:id="id6" draw:id="id6" draw:layer="layout" svg:width="0.254cm" svg:height="0.254cm" svg:x="18.715cm" svg:y="8.5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xml:id="id4" draw:id="id4" draw:layer="layout" svg:width="0.254cm" svg:height="0.254cm" svg:x="18.715cm" svg:y="8.94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2" draw:id="id12" draw:layer="layout" svg:width="2.946cm" svg:height="0.757cm" svg:x="19.04cm" svg:y="2.708cm">
          <text:p text:style-name="P1"><text:span text:style-name="T1">ES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1.695cm" svg:height="1.039cm" svg:x="19.939cm" svg:y="2.19cm">
          <draw:text-box>
            <text:p><text:span text:style-name="T2">128b</text:span></text:p>
          </draw:text-box>
        </draw:frame>
        <draw:custom-shape draw:style-name="gr3" draw:text-style-name="P8" xml:id="id9" draw:id="id9" draw:layer="layout" svg:width="3.851cm" svg:height="0.757cm" svg:x="16.133cm" svg:y="12.008cm">
          <text:p text:style-name="P1"><text:span text:style-name="T1">DEK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8cm" svg:height="0.711cm" svg:x="17.421cm" svg:y="12.688cm">
          <draw:text-box>
            <text:p><text:span text:style-name="T2">256b</text:span></text:p>
          </draw:text-box>
        </draw:frame>
        <draw:connector draw:style-name="gr9" draw:text-style-name="P1" draw:layer="layout" svg:x1="21.275cm" svg:y1="10.756cm" svg:x2="21.411cm" svg:y2="12.008cm" draw:end-shape="id11" draw:end-glue-point="0" svg:d="M21275 10756v375h136v877" svg:viewBox="0 0 137 1253">
          <text:p/>
        </draw:connector>
        <draw:connector draw:style-name="gr25" draw:text-style-name="P1" draw:layer="layout" svg:x1="20.513cm" svg:y1="3.465cm" svg:x2="21.929cm" svg:y2="5.207cm" draw:start-shape="id12" draw:start-glue-point="2" svg:d="M20513 3465v1121h1416v621" svg:viewBox="0 0 1417 17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0:25:00.112433109</meta:creation-date>
    <dc:date>2019-01-25T15:01:36.225501415</dc:date>
    <meta:editing-duration>PT3H31M25S</meta:editing-duration>
    <meta:editing-cycles>9</meta:editing-cycles>
    <meta:generator>LibreOffice/6.1.4.2$Linux_X86_64 LibreOffice_project/10$Build-2</meta:generator>
    <meta:document-statistic meta:object-count="41"/>
  </office:meta>
</office:document-meta>
</file>